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uildALab</text:p>
          </table:table-cell>
          <table:table-cell office:value-type="string" calcext:value-type="string">
            <text:p>PassiveVoice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FinalEssay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+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0.25+0.35*([.I2]+[.J2]+[.K2]+[.L2]+[.N2]+[.O2])/6+0.2*[.P2]+0.2*[.Q2]" office:value-type="float" office:value="0.25" calcext:value-type="float">
            <text:p>0.25</text:p>
          </table:table-cell>
          <table:table-cell table:formula="of:=[.R2]+0.035" office:value-type="float" office:value="0.285" calcext:value-type="float">
            <text:p>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chavezn@poets.whittier.edu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3]+[.J3]+[.K3]+[.L3]+[.N3]+[.O3])/6+0.2*[.P3]+0.2*[.Q3]" office:value-type="float" office:value="0.9825" calcext:value-type="float">
            <text:p>0.9825</text:p>
          </table:table-cell>
          <table:table-cell table:formula="of:=[.R3]+0.035" office:value-type="float" office:value="1.0175" calcext:value-type="float">
            <text:p>1.0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cooper@poets.whittier.edu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4]+[.J4]+[.K4]+[.L4]+[.N4]+[.O4])/6+0.2*[.P4]+0.2*[.Q4]" office:value-type="float" office:value="0.96375" calcext:value-type="float">
            <text:p>0.96375</text:p>
          </table:table-cell>
          <table:table-cell table:formula="of:=[.R4]+0.035" office:value-type="float" office:value="0.99875" calcext:value-type="float">
            <text:p>0.99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duhala@poets.whittier.edu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/30" office:value-type="float" office:value="0.9" calcext:value-type="float">
            <text:p>0.9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0.25+0.35*([.I5]+[.J5]+[.K5]+[.L5]+[.N5]+[.O5])/6+0.2*[.P5]+0.2*[.Q5]" office:value-type="float" office:value="0.94375" calcext:value-type="float">
            <text:p>0.94375</text:p>
          </table:table-cell>
          <table:table-cell table:formula="of:=[.R5]+0.035" office:value-type="float" office:value="0.97875" calcext:value-type="float">
            <text:p>0.97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strad6@poets.whittier.edu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6]+[.J6]+[.K6]+[.L6]+[.N6]+[.O6])/6+0.2*[.P6]+0.2*[.Q6]" office:value-type="float" office:value="0.839166666666667" calcext:value-type="float">
            <text:p>0.839166666666667</text:p>
          </table:table-cell>
          <table:table-cell table:formula="of:=[.R6]+0.035" office:value-type="float" office:value="0.874166666666667" calcext:value-type="float">
            <text:p>0.874166666666667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jfarmaha@poets.whittier.edu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formula="of:=5/10" office:value-type="float" office:value="0.5" calcext:value-type="float">
            <text:p>0.5</text:p>
          </table:table-cell>
          <table:table-cell table:formula="of:=0.25+0.35*([.I7]+[.J7]+[.K7]+[.L7]+[.N7]+[.O7])/6+0.2*[.P7]+0.2*[.Q7]" office:value-type="float" office:value="0.843333333333333" calcext:value-type="float">
            <text:p>0.843333333333333</text:p>
          </table:table-cell>
          <table:table-cell table:formula="of:=[.R7]+0.035" office:value-type="float" office:value="0.878333333333333" calcext:value-type="float">
            <text:p>0.87833333333333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gomez6@poets.whittier.edu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8]+[.J8]+[.K8]+[.L8]+[.N8]+[.O8])/6+0.2*[.P8]+0.2*[.Q8]" office:value-type="float" office:value="0.980833333333333" calcext:value-type="float">
            <text:p>0.980833333333333</text:p>
          </table:table-cell>
          <table:table-cell table:formula="of:=[.R8]+0.035" office:value-type="float" office:value="1.01583333333333" calcext:value-type="float">
            <text:p>1.01583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hansen1@poets.whittier.edu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0.25+0.35*([.I9]+[.J9]+[.K9]+[.L9]+[.N9]+[.O9])/6+0.2*[.P9]+0.2*[.Q9]" office:value-type="float" office:value="0.880416666666667" calcext:value-type="float">
            <text:p>0.880416666666667</text:p>
          </table:table-cell>
          <table:table-cell table:formula="of:=[.R9]+0.035" office:value-type="float" office:value="0.915416666666667" calcext:value-type="float">
            <text:p>0.91541666666666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wkillien@poets.whittier.edu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table:formula="of:=11/10" office:value-type="float" office:value="1.1" calcext:value-type="float">
            <text:p>1.1</text:p>
          </table:table-cell>
          <table:table-cell table:formula="of:=0.25+0.35*([.I10]+[.J10]+[.K10]+[.L10]+[.N10]+[.O10])/6+0.2*[.P10]+0.2*[.Q10]" office:value-type="float" office:value="0.99" calcext:value-type="float">
            <text:p>0.99</text:p>
          </table:table-cell>
          <table:table-cell table:formula="of:=[.R10]+0.035" office:value-type="float" office:value="1.025" calcext:value-type="float">
            <text:p>1.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miller4@poets.whittier.edu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0.25+0.35*([.I11]+[.J11]+[.K11]+[.L11]+[.N11]+[.O11])/6+0.2*[.P11]+0.2*[.Q11]" office:value-type="float" office:value="0.6375" calcext:value-type="float">
            <text:p>0.6375</text:p>
          </table:table-cell>
          <table:table-cell table:formula="of:=[.R11]+0.035" office:value-type="float" office:value="0.6725" calcext:value-type="float">
            <text:p>0.67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moser@poets.whittier.edu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formula="of:=5/10" office:value-type="float" office:value="0.5" calcext:value-type="float">
            <text:p>0.5</text:p>
          </table:table-cell>
          <table:table-cell table:formula="of:=0.25+0.35*([.I12]+[.J12]+[.K12]+[.L12]+[.N12]+[.O12])/6+0.2*[.P12]+0.2*[.Q12]" office:value-type="float" office:value="0.86375" calcext:value-type="float">
            <text:p>0.86375</text:p>
          </table:table-cell>
          <table:table-cell table:formula="of:=[.R12]+0.035" office:value-type="float" office:value="0.89875" calcext:value-type="float">
            <text:p>0.898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rreyes6@poets.whittier.edu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3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13]+[.J13]+[.K13]+[.L13]+[.N13]+[.O13])/6+0.2*[.P13]+0.2*[.Q13]" office:value-type="float" office:value="0.936666666666667" calcext:value-type="float">
            <text:p>0.936666666666667</text:p>
          </table:table-cell>
          <table:table-cell table:formula="of:=[.R13]+0.035" office:value-type="float" office:value="0.971666666666667" calcext:value-type="float">
            <text:p>0.9716666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reynold@poets.whittier.edu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table:formula="of:=8/10" office:value-type="float" office:value="0.8" calcext:value-type="float">
            <text:p>0.8</text:p>
          </table:table-cell>
          <table:table-cell table:formula="of:=0.25+0.35*([.I14]+[.J14]+[.K14]+[.L14]+[.N14]+[.O14])/6+0.2*[.P14]+0.2*[.Q14]" office:value-type="float" office:value="0.91875" calcext:value-type="float">
            <text:p>0.91875</text:p>
          </table:table-cell>
          <table:table-cell table:formula="of:=[.R14]+0.035" office:value-type="float" office:value="0.95375" calcext:value-type="float">
            <text:p>0.953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valdez@poets.whittier.edu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table:formula="of:=11/10" office:value-type="float" office:value="1.1" calcext:value-type="float">
            <text:p>1.1</text:p>
          </table:table-cell>
          <table:table-cell table:formula="of:=0.25+0.35*([.I15]+[.J15]+[.K15]+[.L15]+[.N15]+[.O15])/6+0.2*[.P15]+0.2*[.Q15]" office:value-type="float" office:value="0.975833333333333" calcext:value-type="float">
            <text:p>0.975833333333333</text:p>
          </table:table-cell>
          <table:table-cell table:formula="of:=[.R15]+0.035" office:value-type="float" office:value="1.01083333333333" calcext:value-type="float">
            <text:p>1.01083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wainwri@poets.whittier.edu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0.25+0.35*([.I16]+[.J16]+[.K16]+[.L16]+[.N16]+[.O16])/6+0.2*[.P16]+0.2*[.Q16]" office:value-type="float" office:value="1.01166666666667" calcext:value-type="float">
            <text:p>1.01166666666667</text:p>
          </table:table-cell>
          <table:table-cell table:formula="of:=[.R16]+0.035" office:value-type="float" office:value="1.04666666666667" calcext:value-type="float">
            <text:p>1.046666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waldorf@poets.whittier.edu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0.25+0.35*([.I17]+[.J17]+[.K17]+[.L17]+[.N17]+[.O17])/6+0.2*[.P17]+0.2*[.Q17]" office:value-type="float" office:value="0.955833333333333" calcext:value-type="float">
            <text:p>0.955833333333333</text:p>
          </table:table-cell>
          <table:table-cell table:formula="of:=[.R17]+0.035" office:value-type="float" office:value="0.990833333333333" calcext:value-type="float">
            <text:p>0.990833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walston@poets.whittier.e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28">00/00/0000</text:date>, <text:time style:data-style-name="N2" text:time-value="08:39:52.20828724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08-25T14:33:50</meta:creation-date>
    <dc:date>2020-10-28T11:40:08.805917549</dc:date>
    <meta:editing-duration>PT20H48M25S</meta:editing-duration>
    <meta:editing-cycles>89</meta:editing-cycles>
    <meta:document-statistic meta:table-count="1" meta:cell-count="310" meta:object-count="0"/>
  </office:meta>
</office:document-meta>
</file>